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cm" svg:stroke-color="#ffff00" draw:stroke-linejoin="none" draw:fill="none" draw:fill-color="#000000" draw:textarea-horizontal-align="center" draw:textarea-vertical-align="middle"/>
    </style:style>
    <style:style style:name="gr2" style:family="graphic" style:parent-style-name="standard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ff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00ff" draw:stroke-linejoin="miter" draw:fill="non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-0.191cm" svg:y="20.594cm" svg:viewBox="0 0 0 0" draw:points="0,0">
          <text:p/>
        </draw:polygon>
        <draw:polygon draw:style-name="gr1" draw:text-style-name="P1" draw:layer="layout" svg:width="0cm" svg:height="0cm" svg:x="-0.191cm" svg:y="20.594cm" svg:viewBox="0 0 0 0" draw:points="0,0">
          <text:p/>
        </draw:polygon>
        <draw:line draw:style-name="gr2" draw:layer="layout" svg:x1="1.679cm" svg:y1="13.269cm" svg:x2="27.856cm" svg:y2="13.269cm">
          <text:p/>
        </draw:line>
        <draw:line draw:style-name="gr2" draw:layer="layout" svg:x1="8.455cm" svg:y1="0.847cm" svg:x2="8.455cm" svg:y2="20.045cm">
          <text:p/>
        </draw:line>
        <draw:path draw:style-name="gr2" draw:layer="layout" svg:width="11.293cm" svg:height="5.647cm" svg:x="2.808cm" svg:y="13.269cm" svg:viewBox="0 0 11294 5648" svg:d="m11294 0c0 1040-238 1923-757 2823s-1167 1547-2067 2067-1783 758-2824 758-1923-238-2823-758-1546-1167-2067-2067-756-1783-756-2823c0 1040 237 1923 756 2823s1167 1547 2067 2067 1783 758 2823 758 1924-238 2824-758 1546-1167 2067-2067 757-1783 757-2823z">
          <text:p/>
        </draw:path>
        <draw:line draw:style-name="gr2" draw:layer="layout" svg:x1="2.244cm" svg:y1="7.623cm" svg:x2="15.231cm" svg:y2="7.623cm">
          <text:p/>
        </draw:line>
        <draw:line draw:style-name="gr3" draw:layer="layout" svg:x1="14.101cm" svg:y1="7.058cm" svg:x2="14.101cm" svg:y2="20.045cm">
          <text:p/>
        </draw:line>
        <draw:line draw:style-name="gr2" draw:layer="layout" svg:x1="14.666cm" svg:y1="18.916cm" svg:x2="1.679cm" svg:y2="18.916cm">
          <text:p/>
        </draw:line>
        <draw:line draw:style-name="gr2" draw:layer="layout" svg:x1="2.808cm" svg:y1="6.494cm" svg:x2="2.808cm" svg:y2="19.481cm">
          <text:p/>
        </draw:line>
        <draw:line draw:style-name="gr4" draw:layer="layout" svg:x1="2.808cm" svg:y1="7.623cm" svg:x2="14.101cm" svg:y2="7.623cm">
          <text:p/>
        </draw:line>
        <draw:line draw:style-name="gr4" draw:layer="layout" svg:x1="14.101cm" svg:y1="7.623cm" svg:x2="14.101cm" svg:y2="18.916cm">
          <text:p/>
        </draw:line>
        <draw:line draw:style-name="gr4" draw:layer="layout" svg:x1="14.101cm" svg:y1="18.916cm" svg:x2="2.808cm" svg:y2="18.916cm">
          <text:p/>
        </draw:line>
        <draw:line draw:style-name="gr4" draw:layer="layout" svg:x1="2.808cm" svg:y1="18.916cm" svg:x2="2.808cm" svg:y2="7.623cm">
          <text:p/>
        </draw:line>
        <draw:line draw:style-name="gr4" draw:layer="layout" svg:x1="2.808cm" svg:y1="7.623cm" svg:x2="14.102cm" svg:y2="18.917cm">
          <text:p/>
        </draw:line>
        <draw:line draw:style-name="gr4" draw:layer="layout" svg:x1="14.102cm" svg:y1="7.623cm" svg:x2="2.808cm" svg:y2="18.917cm">
          <text:p/>
        </draw:line>
        <draw:line draw:style-name="gr5" draw:layer="layout" svg:x1="2.808cm" svg:y1="13.27cm" svg:x2="8.456cm" svg:y2="1.976cm">
          <text:p/>
        </draw:line>
        <draw:line draw:style-name="gr5" draw:layer="layout" svg:x1="8.455cm" svg:y1="13.269cm" svg:x2="8.455cm" svg:y2="1.976cm">
          <text:p/>
        </draw:line>
        <draw:line draw:style-name="gr5" draw:layer="layout" svg:x1="8.455cm" svg:y1="13.27cm" svg:x2="12.973cm" svg:y2="11.011cm">
          <text:p/>
        </draw:line>
        <draw:line draw:style-name="gr5" draw:layer="layout" svg:x1="14.101cm" svg:y1="13.269cm" svg:x2="2.808cm" svg:y2="13.269cm">
          <text:p/>
        </draw:line>
        <draw:line draw:style-name="gr5" draw:layer="layout" svg:x1="8.455cm" svg:y1="1.976cm" svg:x2="14.103cm" svg:y2="13.27cm">
          <text:p/>
        </draw:line>
        <draw:path draw:style-name="gr5" draw:layer="layout" svg:width="3.654cm" svg:height="3.617cm" svg:x="12.972cm" svg:y="10.744cm" svg:viewBox="0 0 3655 3618" svg:d="m3406 3618c172-358 249-696 249-1093 0-464-106-860-339-1262s-522-692-923-925-798-338-1264-338c-412 0-760 82-1129 267">
          <text:p/>
        </draw:path>
        <draw:path draw:style-name="gr5" draw:layer="layout" svg:width="19.259cm" svg:height="13.754cm" svg:x="7.468cm" svg:y="0.643cm" svg:viewBox="0 0 19260 13755" svg:d="m19208 13755v0c35-397 52-732 52-1129 0-2324-531-4300-1693-6313s-2608-3459-4621-4622-3989-1691-6313-1691-4300 530-6313 1691c-114 66-209 123-320 192">
          <text:p/>
        </draw:path>
        <draw:line draw:style-name="gr5" draw:layer="layout" svg:x1="12.533cm" svg:y1="0.741cm" svg:x2="14.102cm" svg:y2="13.27cm">
          <text:p/>
        </draw:line>
        <draw:line draw:style-name="gr5" draw:layer="layout" svg:x1="16.789cm" svg:y1="0.933cm" svg:x2="14.101cm" svg:y2="13.271cm">
          <text:p/>
        </draw:line>
        <draw:line draw:style-name="gr5" draw:layer="layout" svg:x1="20.74cm" svg:y1="2.529cm" svg:x2="14.101cm" svg:y2="13.27cm">
          <text:p/>
        </draw:line>
        <draw:line draw:style-name="gr5" draw:layer="layout" svg:x1="23.934cm" svg:y1="5.348cm" svg:x2="14.101cm" svg:y2="13.27cm">
          <text:p/>
        </draw:line>
        <draw:line draw:style-name="gr5" draw:layer="layout" svg:x1="26.009cm" svg:y1="9.069cm" svg:x2="14.101cm" svg:y2="13.269cm">
          <text:p/>
        </draw:line>
        <draw:line draw:style-name="gr5" draw:layer="layout" svg:x1="26.727cm" svg:y1="13.269cm" svg:x2="14.101cm" svg:y2="13.269cm">
          <text:p/>
        </draw:line>
        <draw:line draw:style-name="gr6" draw:layer="layout" svg:x1="14.101cm" svg:y1="7.623cm" svg:x2="26.727cm" svg:y2="13.271cm">
          <text:p/>
        </draw:line>
        <draw:line draw:style-name="gr6" draw:layer="layout" svg:x1="26.727cm" svg:y1="13.269cm" svg:x2="14.101cm" svg:y2="18.917cm">
          <text:p/>
        </draw:line>
        <draw:line draw:style-name="gr6" draw:layer="layout" svg:x1="14.101cm" svg:y1="18.916cm" svg:x2="14.101cm" svg:y2="7.623cm">
          <text:p/>
        </draw:line>
        <draw:line draw:style-name="gr6" draw:layer="layout" svg:x1="14.101cm" svg:y1="7.623cm" svg:x2="16.627cm" svg:y2="13.271cm">
          <text:p/>
        </draw:line>
        <draw:line draw:style-name="gr6" draw:layer="layout" svg:x1="16.627cm" svg:y1="13.269cm" svg:x2="26.727cm" svg:y2="13.269cm">
          <text:p/>
        </draw:line>
        <draw:line draw:style-name="gr6" draw:layer="layout" svg:x1="16.627cm" svg:y1="13.269cm" svg:x2="14.101cm" svg:y2="18.917cm">
          <text:p/>
        </draw:line>
        <draw:line draw:style-name="gr7" draw:layer="layout" svg:x1="18.311cm" svg:y1="17.034cm" svg:x2="16.627cm" svg:y2="13.269cm">
          <text:p/>
        </draw:line>
        <draw:line draw:style-name="gr7" draw:layer="layout" svg:x1="16.627cm" svg:y1="13.269cm" svg:x2="21.238cm" svg:y2="11.207cm">
          <text:p/>
        </draw:line>
        <draw:line draw:style-name="gr7" draw:layer="layout" svg:x1="21.237cm" svg:y1="11.207cm" svg:x2="22.921cm" svg:y2="14.972cm">
          <text:p/>
        </draw:line>
        <draw:line draw:style-name="gr7" draw:layer="layout" svg:x1="21.238cm" svg:y1="11.207cm" svg:x2="18.31cm" svg:y2="17.034cm">
          <text:p/>
        </draw:line>
        <draw:polygon draw:style-name="gr3" draw:layer="layout" svg:width="0cm" svg:height="0cm" svg:x="12.972cm" svg:y="11.011cm" svg:viewBox="0 0 0 0" draw:points="0,0">
          <text:p/>
        </draw:polygon>
        <draw:path draw:style-name="gr3" draw:layer="layout" svg:width="0.758cm" svg:height="0.311cm" svg:x="12.467cm" svg:y="11.263cm" svg:viewBox="0 0 759 312" svg:d="m0 0c5 11 10 20 16 30 51 90 117 154 207 207s178 75 282 75c92 0 170-19 254-59">
          <text:p/>
        </draw:path>
        <draw:path draw:style-name="gr3" draw:layer="layout" svg:width="0.334cm" svg:height="0.746cm" svg:x="17.745cm" svg:y="16.518cm" svg:viewBox="0 0 335 747" svg:d="m335 0v0c-20 8-35 16-53 26-90 52-155 117-206 207s-76 178-76 283c0 83 16 153 49 231">
          <text:p/>
        </draw:path>
        <draw:path draw:style-name="gr3" draw:layer="layout" svg:width="0.334cm" svg:height="0.746cm" svg:x="22.356cm" svg:y="14.457cm" svg:viewBox="0 0 335 747" svg:d="m335 0c-20 8-35 16-53 26-90 52-155 117-206 207s-76 178-76 283c0 83 16 153 49 231">
          <text:p/>
        </draw:path>
        <draw:path draw:style-name="gr3" draw:layer="layout" svg:width="0.334cm" svg:height="0.746cm" svg:x="16.856cm" svg:y="13.039cm" svg:viewBox="0 0 335 747" svg:d="m0 747v0c19-10 35-17 52-28 90-51 155-116 206-206s77-179 77-282c0-83-16-155-50-231">
          <text:p/>
        </draw:path>
        <draw:path draw:style-name="gr3" draw:layer="layout" svg:width="0.967cm" svg:height="0.12cm" svg:x="17.848cm" svg:y="15.904cm" svg:viewBox="0 0 968 121" svg:d="m968 121v0c-165-84-322-121-507-121-168 0-308 30-461 98">
          <text:p/>
        </draw:path>
        <draw:path draw:style-name="gr8" draw:layer="layout" svg:width="1.911cm" svg:height="3.956cm" svg:x="11.594cm" svg:y="9.313cm" svg:viewBox="0 0 1912 3957" svg:d="m1912 3957v0c0-930-212-1721-678-2526-334-579-711-1015-1234-1431">
          <text:p/>
        </draw:path>
        <draw:path draw:style-name="gr8" draw:layer="layout" svg:width="1.911cm" svg:height="3.956cm" svg:x="19.765cm" svg:y="9.313cm" svg:viewBox="0 0 1912 3957" svg:d="m1912 3957v0c0-930-212-1721-678-2526-334-579-711-1015-1234-143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.093cm" fo:margin-bottom="0.093cm" style:text-autospace="none"/>
      <style:text-properties fo:font-family="'Bitstream Vera Sans', Arial" style:font-family-generic="swiss" fo:font-size="10pt" fo:language="en" fo:country="US" style:font-family-asian="'Bitstream Vera Sans', Arial" style:font-family-generic-asian="swiss" style:language-asian="en" style:country-asian="US" style:font-family-complex="'Bitstream Vera Sans', Arial" style:font-family-generic-complex="swiss" style:font-size-complex="10pt"/>
    </style:style>
    <style:style style:name="heading_20_1" style:display-name="heading 1" style:family="graphic">
      <style:paragraph-properties fo:margin-top="0.746cm" fo:margin-bottom="0.28cm" style:text-autospace="none"/>
      <style:text-properties fo:font-family="'Bitstream Vera Sans', Arial" style:font-family-generic="swiss" fo:font-size="18pt" fo:language="en" fo:country="US" fo:font-weight="bold" style:font-family-asian="'Bitstream Vera Sans', Arial" style:font-family-generic-asian="swiss" style:language-asian="en" style:country-asian="US" style:font-family-complex="'Bitstream Vera Sans', Arial" style:font-family-generic-complex="swiss" style:font-size-complex="18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.141cm"/>
    </style:style>
    <style:style style:name="M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M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M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Mgr5" style:family="graphic" style:parent-style-name="standard">
      <style:graphic-properties draw:fill="solid" draw:fill-color="#ffcc99" draw:textarea-horizontal-align="center" draw:textarea-vertical-align="middle"/>
    </style:style>
    <style:style style:name="Mgr6" style:family="graphic" style:parent-style-name="standard">
      <style:graphic-properties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Mgr8" style:family="graphic" style:parent-style-name="objectwithoutfill">
      <style:graphic-properties draw:fill="none" draw:textarea-horizontal-align="center" draw:textarea-vertical-align="middle"/>
    </style:style>
    <style:style style:name="Mgr9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Mgr10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Mgr11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MP1" style:family="paragraph">
      <style:text-properties fo:font-size="10pt" style:font-size-asian="10pt" style:font-size-complex="10pt"/>
    </style:style>
    <style:style style:name="MP2" style:family="paragraph">
      <style:text-properties fo:font-family="'PakType Naqsh'" style:font-pitch="variable" fo:font-size="10pt" fo:font-weight="bold" style:font-size-asian="10pt" style:font-weight-asian="bold" style:font-size-complex="10pt" style:font-weight-complex="bold"/>
    </style:style>
    <style:style style:name="MP3" style:family="paragraph">
      <style:paragraph-properties fo:text-align="center"/>
    </style:style>
    <style:style style:name="MT1" style:family="text">
      <style:text-properties fo:font-family="'PakType Naqsh'" style:font-pitch="variable"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Default" style:page-layout-name="PM0" draw:style-name="Mdp1">
      <draw:frame draw:style-name="Mgr1" draw:text-style-name="MP2" draw:layer="backgroundobjects" svg:width="5.909cm" svg:height="1.14cm" svg:x="-0.03cm" svg:y="20.104cm">
        <draw:text-box>
          <text:p text:style-name="MP1"><text:span text:style-name="MT1">Norbert Reschke 29.01.2011 </text:span></text:p>
        </draw:text-box>
      </draw:frame>
      <draw:polygon draw:style-name="Mgr2" draw:text-style-name="MP3" draw:layer="backgroundobjects" svg:width="8.094cm" svg:height="7.78cm" svg:x="19.996cm" svg:y="-0.031cm" svg:viewBox="0 0 8095 7781" draw:points="0,0 8095,53 8016,7781">
        <text:p/>
      </draw:polygon>
      <draw:polygon draw:style-name="Mgr3" draw:layer="backgroundobjects" svg:width="0cm" svg:height="0cm" svg:x="26.109cm" svg:y="2.855cm" svg:viewBox="0 0 0 0" draw:points="0,0">
        <text:p/>
      </draw:polygon>
      <draw:polygon draw:style-name="Mgr4" draw:text-style-name="MP3" draw:layer="backgroundobjects" svg:width="2.703cm" svg:height="2.823cm" svg:x="23.529cm" svg:y="0.392cm" svg:viewBox="0 0 2704 2824" draw:points="2704,2517 0,2824 2013,0">
        <text:p/>
      </draw:polygon>
      <draw:polygon draw:style-name="Mgr5" draw:text-style-name="MP3" draw:layer="backgroundobjects" svg:width="4.296cm" svg:height="1.286cm" svg:x="23.529cm" svg:y="2.908cm" svg:viewBox="0 0 4297 1287" draw:points="0,308 1011,1287 4297,768 2704,0">
        <text:p/>
      </draw:polygon>
      <draw:line draw:style-name="Mgr6" draw:text-style-name="MP3" draw:layer="backgroundobjects" svg:x1="23.529cm" svg:y1="3.216cm" svg:x2="27.826cm" svg:y2="3.679cm">
        <text:p/>
      </draw:line>
      <draw:polygon draw:style-name="Mgr7" draw:text-style-name="MP3" draw:layer="backgroundobjects" svg:width="1.408cm" svg:height="1.825cm" svg:x="24.133cm" svg:y="2.369cm" svg:viewBox="0 0 1409 1826" draw:points="409,1826 0,0 1409,1065">
        <text:p/>
      </draw:polygon>
      <draw:polygon draw:style-name="Mgr8" draw:text-style-name="MP3" draw:layer="backgroundobjects" svg:width="1.87cm" svg:height="1.932cm" draw:transform="rotate (1.79210407594744) translate (24.5411039203501cm 4.19518477261336cm)" svg:viewBox="0 0 1871 1933" draw:points="1871,3 884,1933 0,0">
        <text:p/>
      </draw:polygon>
      <draw:polygon draw:style-name="Mgr9" draw:text-style-name="MP3" draw:layer="backgroundobjects" svg:width="2.012cm" svg:height="3.802cm" svg:x="23.529cm" svg:y="0.392cm" svg:viewBox="0 0 2013 3803" draw:points="1013,3803 0,2824 2013,0">
        <text:p/>
      </draw:polygon>
      <draw:polygon draw:style-name="Mgr10" draw:text-style-name="MP3" draw:layer="backgroundobjects" svg:width="2.283cm" svg:height="3.286cm" svg:x="25.543cm" svg:y="0.392cm" svg:viewBox="0 0 2284 3287" draw:points="2284,3287 684,2517 0,0">
        <text:p/>
      </draw:polygon>
      <draw:polygon draw:style-name="Mgr11" draw:text-style-name="MP3" draw:layer="backgroundobjects" svg:width="3.285cm" svg:height="3.802cm" svg:x="24.541cm" svg:y="0.392cm" svg:viewBox="0 0 3286 3803" draw:points="3286,3287 0,3803 1002,0">
        <text:p/>
      </draw:polygon>
      <draw:line draw:style-name="Mgr6" draw:text-style-name="MP3" draw:layer="backgroundobjects" svg:x1="25.543cm" svg:y1="3.432cm" svg:x2="25.543cm" svg:y2="0.392cm">
        <text:p/>
      </draw:line>
      <draw:path draw:style-name="Mgr8" draw:text-style-name="MP3" draw:layer="backgroundobjects" svg:width="0.245cm" svg:height="0.088cm" draw:transform="skewX (-0.00733038285837478) rotate (0.232826922216) translate (24.1965176032446cm 2.65389936643469cm)" svg:viewBox="0 0 246 89" svg:d="m0 80c181 43 246-80 246-80">
        <text:p/>
      </draw:path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1-29T14:40:51</dc:date>
    <meta:generator>OpenOffice.org/3.3$Linux OpenOffice.org_project/330m19$Build-9561</meta:generator>
    <meta:editing-duration>PT3H5M34S</meta:editing-duration>
    <meta:editing-cycles>11</meta:editing-cycles>
    <meta:document-statistic meta:object-count="59"/>
  </office:meta>
</office:document-meta>
</file>